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Object 13" manifest:media-type="application/octet-stream"/>
  <manifest:file-entry manifest:full-path="META-INF/manifest.xml" manifest:media-type="text/xml"/>
  <manifest:file-entry manifest:full-path="Object 12" manifest:media-type="application/octet-stream"/>
  <manifest:file-entry manifest:full-path="content.xml" manifest:media-type="text/xml"/>
  <manifest:file-entry manifest:full-path="Object 5" manifest:media-type="application/octet-stream"/>
  <manifest:file-entry manifest:full-path="meta.xml" manifest:media-type="text/xml"/>
  <manifest:file-entry manifest:full-path="Object 4" manifest:media-type="application/octet-stream"/>
  <manifest:file-entry manifest:full-path="Object 9" manifest:media-type="application/octet-stream"/>
  <manifest:file-entry manifest:full-path="Object 11" manifest:media-type="application/octet-stream"/>
  <manifest:file-entry manifest:full-path="settings.xml" manifest:media-type="text/xml"/>
  <manifest:file-entry manifest:full-path="Object 8" manifest:media-type="application/octet-stream"/>
  <manifest:file-entry manifest:full-path="Object 15" manifest:media-type="application/octet-stream"/>
  <manifest:file-entry manifest:full-path="Object 3" manifest:media-type="application/octet-stream"/>
  <manifest:file-entry manifest:full-path="Object 10" manifest:media-type="application/octet-stream"/>
  <manifest:file-entry manifest:full-path="mimetype" manifest:media-type="text/plain"/>
  <manifest:file-entry manifest:full-path="styles.xml" manifest:media-type="text/xml"/>
  <manifest:file-entry manifest:full-path="Object 7" manifest:media-type="application/octet-stream"/>
  <manifest:file-entry manifest:full-path="Object 14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margin-bottom="0.1388in" fo:line-height="115%"/>
    </style:style>
    <style:style style:name="P4" style:parent-style-name="Normal" style:family="paragraph">
      <style:paragraph-properties fo:text-align="center" fo:margin-bottom="0.1388in" fo:line-height="115%"/>
    </style:style>
    <style:style style:name="T5" style:parent-style-name="DefaultParagraphFont" style:family="text">
      <style:text-properties style:font-name-asian="Calibri" style:font-name-complex="Calibri" fo:font-size="20pt" style:font-size-asian="20pt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 fo:font-size="12pt" style:font-size-asian="12pt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text-align="center"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20pt" style:font-size-asian="20pt"/>
    </style:style>
    <style:style style:name="P14" style:parent-style-name="Normal" style:family="paragraph">
      <style:paragraph-properties fo:text-align="center" fo:margin-bottom="0.1388in" fo:line-height="115%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 fo:font-size="12pt" style:font-size-asian="12pt"/>
    </style:style>
    <style:style style:name="T17" style:parent-style-name="DefaultParagraphFont" style:family="text">
      <style:text-properties style:font-name-asian="Calibri" style:font-name-complex="Calibri" fo:font-size="12pt" style:font-size-asian="12pt"/>
    </style:style>
    <style:style style:name="P18" style:parent-style-name="Normal" style:family="paragraph">
      <style:paragraph-properties fo:text-align="center" fo:margin-bottom="0.1388in" fo:line-height="115%"/>
    </style:style>
    <style:style style:name="T19" style:parent-style-name="DefaultParagraphFont" style:family="text">
      <style:text-properties style:font-name-asian="Calibri" style:font-name-complex="Calibri" fo:font-size="16pt" style:font-size-asian="16pt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 fo:font-size="12pt" style:font-size-asian="12pt"/>
    </style:style>
    <style:style style:name="T2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3" style:parent-style-name="DefaultParagraphFont" style:family="text">
      <style:text-properties style:font-name-asian="Calibri" style:font-name-complex="Calibri" fo:font-size="12pt" style:font-size-asian="12pt"/>
    </style:style>
    <style:style style:name="T24" style:parent-style-name="DefaultParagraphFont" style:family="text">
      <style:text-properties style:font-name-asian="Calibri" style:font-name-complex="Calibri" fo:font-size="12pt" style:font-size-asian="12pt"/>
    </style:style>
    <style:style style:name="T25" style:parent-style-name="DefaultParagraphFont" style:family="text">
      <style:text-properties style:font-name-asian="Calibri" style:font-name-complex="Calibri" fo:font-size="12pt" style:font-size-asian="12pt"/>
    </style:style>
    <style:style style:name="T26" style:parent-style-name="DefaultParagraphFont" style:family="text">
      <style:text-properties style:font-name-asian="Calibri" style:font-name-complex="Calibri" fo:font-size="12pt" style:font-size-asian="12pt"/>
    </style:style>
    <style:style style:name="T27" style:parent-style-name="DefaultParagraphFont" style:family="text">
      <style:text-properties style:font-name-asian="Calibri" style:font-name-complex="Calibri" fo:font-size="12pt" style:font-size-asian="12pt"/>
    </style:style>
    <style:style style:name="T28" style:parent-style-name="DefaultParagraphFont" style:family="text">
      <style:text-properties style:font-name-asian="Calibri" style:font-name-complex="Calibri" fo:font-size="12pt" style:font-size-asian="12pt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 fo:font-size="12pt" style:font-size-asian="12pt"/>
    </style:style>
    <style:style style:name="T3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2" style:parent-style-name="DefaultParagraphFont" style:family="text">
      <style:text-properties style:font-name-asian="Calibri" style:font-name-complex="Calibri" fo:font-size="12pt" style:font-size-asian="12pt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 fo:font-size="12pt" style:font-size-asian="12pt"/>
    </style:style>
    <style:style style:name="T35" style:parent-style-name="DefaultParagraphFont" style:family="text">
      <style:text-properties style:font-name-asian="Calibri" style:font-name-complex="Calibri" fo:font-size="12pt" style:font-size-asian="12pt"/>
    </style:style>
    <style:style style:name="T3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7" style:parent-style-name="DefaultParagraphFont" style:family="text">
      <style:text-properties style:font-name-asian="Calibri" style:font-name-complex="Calibri" fo:font-size="12pt" style:font-size-asian="12pt"/>
    </style:style>
    <style:style style:name="P38" style:parent-style-name="Normal" style:family="paragraph">
      <style:paragraph-properties fo:text-align="center" fo:margin-bottom="0.1388in" fo:line-height="115%"/>
    </style:style>
    <style:style style:name="T39" style:parent-style-name="DefaultParagraphFont" style:family="text">
      <style:text-properties style:font-name-asian="Calibri" style:font-name-complex="Calibri" fo:font-size="16pt" style:font-size-asian="16pt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 fo:font-size="12pt" style:font-size-asian="12pt"/>
    </style:style>
    <style:style style:name="T42" style:parent-style-name="DefaultParagraphFont" style:family="text">
      <style:text-properties style:font-name-asian="Calibri" style:font-name-complex="Calibri" fo:font-size="12pt" style:font-size-asian="12pt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-asian="Calibri" style:font-name-complex="Calibri" fo:font-size="12pt" style:font-size-asian="12pt"/>
    </style:style>
    <style:style style:name="T4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46" style:parent-style-name="DefaultParagraphFont" style:family="text">
      <style:text-properties style:font-name-asian="Calibri" style:font-name-complex="Calibri" fo:font-size="12pt" style:font-size-asian="12pt"/>
    </style:style>
    <style:style style:name="T47" style:parent-style-name="DefaultParagraphFont" style:family="text">
      <style:text-properties style:font-name-asian="Calibri" style:font-name-complex="Calibri" fo:font-size="12pt" style:font-size-asian="12pt"/>
    </style:style>
    <style:style style:name="T48" style:parent-style-name="DefaultParagraphFont" style:family="text">
      <style:text-properties style:font-name-asian="Calibri" style:font-name-complex="Calibri" fo:font-size="12pt" style:font-size-asian="12pt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 fo:font-size="12pt" style:font-size-asian="12pt"/>
    </style:style>
    <style:style style:name="T5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52" style:parent-style-name="DefaultParagraphFont" style:family="text">
      <style:text-properties style:font-name-asian="Calibri" style:font-name-complex="Calibri" fo:font-size="12pt" style:font-size-asian="12pt"/>
    </style:style>
    <style:style style:name="T53" style:parent-style-name="DefaultParagraphFont" style:family="text">
      <style:text-properties style:font-name-asian="Calibri" style:font-name-complex="Calibri" fo:font-size="12pt" style:font-size-asian="12pt"/>
    </style:style>
    <style:style style:name="T54" style:parent-style-name="DefaultParagraphFont" style:family="text">
      <style:text-properties style:font-name-asian="Calibri" style:font-name-complex="Calibri" fo:font-size="12pt" style:font-size-asian="12pt"/>
    </style:style>
    <style:style style:name="P55" style:parent-style-name="Normal" style:family="paragraph">
      <style:paragraph-properties fo:text-align="center" fo:margin-bottom="0.1388in" fo:line-height="115%"/>
    </style:style>
    <style:style style:name="T56" style:parent-style-name="DefaultParagraphFont" style:family="text">
      <style:text-properties style:font-name-asian="Calibri" style:font-name-complex="Calibri" fo:font-size="16pt" style:font-size-asian="16pt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59" style:parent-style-name="DefaultParagraphFont" style:family="text">
      <style:text-properties style:font-name-asian="Calibri" style:font-name-complex="Calibri" fo:font-size="12pt" style:font-size-asian="12pt"/>
    </style:style>
    <style:style style:name="T60" style:parent-style-name="DefaultParagraphFont" style:family="text">
      <style:text-properties style:font-name-asian="Calibri" style:font-name-complex="Calibri" fo:font-size="12pt" style:font-size-asian="12pt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3" style:parent-style-name="DefaultParagraphFont" style:family="text">
      <style:text-properties style:font-name-asian="Calibri" style:font-name-complex="Calibri" fo:font-size="12pt" style:font-size-asian="12pt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6" style:parent-style-name="DefaultParagraphFont" style:family="text">
      <style:text-properties style:font-name-asian="Calibri" style:font-name-complex="Calibri" fo:font-size="12pt" style:font-size-asian="12pt"/>
    </style:style>
    <style:style style:name="P67" style:parent-style-name="Normal" style:family="paragraph">
      <style:paragraph-properties fo:margin-bottom="0.1388in" fo:line-height="115%"/>
    </style:style>
    <style:style style:name="T6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9" style:parent-style-name="DefaultParagraphFont" style:family="text">
      <style:text-properties style:font-name-asian="Calibri" style:font-name-complex="Calibri" fo:font-size="12pt" style:font-size-asian="12pt"/>
    </style:style>
    <style:style style:name="T70" style:parent-style-name="DefaultParagraphFont" style:family="text">
      <style:text-properties style:font-name-asian="Calibri" style:font-name-complex="Calibri" fo:font-size="12pt" style:font-size-asian="12pt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3" style:parent-style-name="DefaultParagraphFont" style:family="text">
      <style:text-properties style:font-name-asian="Calibri" style:font-name-complex="Calibri" fo:font-size="12pt" style:font-size-asian="12pt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6" style:parent-style-name="DefaultParagraphFont" style:family="text">
      <style:text-properties style:font-name-asian="Calibri" style:font-name-complex="Calibri" fo:font-size="12pt" style:font-size-asian="12pt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9" style:parent-style-name="DefaultParagraphFont" style:family="text">
      <style:text-properties style:font-name-asian="Calibri" style:font-name-complex="Calibri" fo:font-size="12pt" style:font-size-asian="12pt"/>
    </style:style>
    <style:style style:name="T80" style:parent-style-name="DefaultParagraphFont" style:family="text">
      <style:text-properties style:font-name-asian="Calibri" style:font-name-complex="Calibri" fo:font-size="12pt" style:font-size-asian="12pt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3" style:parent-style-name="DefaultParagraphFont" style:family="text">
      <style:text-properties style:font-name-asian="Calibri" style:font-name-complex="Calibri" fo:font-size="12pt" style:font-size-asian="12pt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6" style:parent-style-name="DefaultParagraphFont" style:family="text">
      <style:text-properties style:font-name-asian="Calibri" style:font-name-complex="Calibri" fo:font-size="12pt" style:font-size-asian="12pt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9" style:parent-style-name="DefaultParagraphFont" style:family="text">
      <style:text-properties style:font-name-asian="Calibri" style:font-name-complex="Calibri" fo:font-size="12pt" style:font-size-asian="12pt"/>
    </style:style>
    <style:style style:name="T90" style:parent-style-name="DefaultParagraphFont" style:family="text">
      <style:text-properties style:font-name-asian="Calibri" style:font-name-complex="Calibri" fo:font-size="12pt" style:font-size-asian="12pt"/>
    </style:style>
    <style:style style:name="P91" style:parent-style-name="Normal" style:family="paragraph">
      <style:paragraph-properties fo:margin-bottom="0.1388in" fo:line-height="115%"/>
    </style:style>
    <style:style style:name="T9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3" style:parent-style-name="DefaultParagraphFont" style:family="text">
      <style:text-properties style:font-name-asian="Calibri" style:font-name-complex="Calibri" fo:font-size="12pt" style:font-size-asian="12pt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6" style:parent-style-name="DefaultParagraphFont" style:family="text">
      <style:text-properties style:font-name-asian="Calibri" style:font-name-complex="Calibri" fo:font-size="12pt" style:font-size-asian="12pt"/>
    </style:style>
    <style:style style:name="T97" style:parent-style-name="DefaultParagraphFont" style:family="text">
      <style:text-properties style:font-name-asian="Calibri" style:font-name-complex="Calibri" fo:font-size="12pt" style:font-size-asian="12pt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0" style:parent-style-name="DefaultParagraphFont" style:family="text">
      <style:text-properties style:font-name-asian="Calibri" style:font-name-complex="Calibri" fo:font-size="12pt" style:font-size-asian="12pt"/>
    </style:style>
    <style:style style:name="P101" style:parent-style-name="Normal" style:family="paragraph">
      <style:paragraph-properties fo:margin-bottom="0.1388in" fo:line-height="115%"/>
    </style:style>
    <style:style style:name="T10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3" style:parent-style-name="DefaultParagraphFont" style:family="text">
      <style:text-properties style:font-name-asian="Calibri" style:font-name-complex="Calibri" fo:font-size="12pt" style:font-size-asian="12pt"/>
    </style:style>
    <style:style style:name="P104" style:parent-style-name="Normal" style:family="paragraph">
      <style:paragraph-properties fo:margin-bottom="0.1388in" fo:line-height="115%"/>
    </style:style>
    <style:style style:name="T10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6" style:parent-style-name="DefaultParagraphFont" style:family="text">
      <style:text-properties style:font-name-asian="Calibri" style:font-name-complex="Calibri" fo:font-size="12pt" style:font-size-asian="12pt"/>
    </style:style>
    <style:style style:name="T107" style:parent-style-name="DefaultParagraphFont" style:family="text">
      <style:text-properties style:font-name-asian="Calibri" style:font-name-complex="Calibri" fo:font-size="12pt" style:font-size-asian="12pt"/>
    </style:style>
    <style:style style:name="P108" style:parent-style-name="Normal" style:family="paragraph">
      <style:paragraph-properties fo:margin-bottom="0.1388in" fo:line-height="115%"/>
    </style:style>
    <style:style style:name="T10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0" style:parent-style-name="DefaultParagraphFont" style:family="text">
      <style:text-properties style:font-name-asian="Calibri" style:font-name-complex="Calibri" fo:font-size="12pt" style:font-size-asian="12pt"/>
    </style:style>
    <style:style style:name="P111" style:parent-style-name="Normal" style:family="paragraph">
      <style:paragraph-properties fo:margin-bottom="0.1388in" fo:line-height="115%"/>
    </style:style>
    <style:style style:name="T11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3" style:parent-style-name="DefaultParagraphFont" style:family="text">
      <style:text-properties style:font-name-asian="Calibri" style:font-name-complex="Calibri" fo:font-size="12pt" style:font-size-asian="12pt"/>
    </style:style>
    <style:style style:name="P114" style:parent-style-name="Normal" style:family="paragraph">
      <style:paragraph-properties fo:margin-bottom="0.1388in" fo:line-height="115%"/>
    </style:style>
    <style:style style:name="T11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6" style:parent-style-name="DefaultParagraphFont" style:family="text">
      <style:text-properties style:font-name-asian="Calibri" style:font-name-complex="Calibri" fo:font-size="12pt" style:font-size-asian="12pt"/>
    </style:style>
    <style:style style:name="P117" style:parent-style-name="Normal" style:family="paragraph">
      <style:paragraph-properties fo:margin-bottom="0.1388in" fo:line-height="115%"/>
    </style:style>
    <style:style style:name="T11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9" style:parent-style-name="DefaultParagraphFont" style:family="text">
      <style:text-properties style:font-name-asian="Calibri" style:font-name-complex="Calibri" fo:font-size="12pt" style:font-size-asian="12pt"/>
    </style:style>
    <style:style style:name="T120" style:parent-style-name="DefaultParagraphFont" style:family="text">
      <style:text-properties style:font-name-asian="Calibri" style:font-name-complex="Calibri" fo:font-size="12pt" style:font-size-asian="12pt"/>
    </style:style>
    <style:style style:name="P121" style:parent-style-name="Normal" style:family="paragraph">
      <style:paragraph-properties fo:margin-bottom="0.1388in" fo:line-height="115%"/>
    </style:style>
    <style:style style:name="T122" style:parent-style-name="DefaultParagraphFont" style:family="text">
      <style:text-properties style:font-name-asian="Calibri" style:font-name-complex="Calibri" fo:font-size="12pt" style:font-size-asian="12pt"/>
    </style:style>
    <style:style style:name="P123" style:parent-style-name="Normal" style:family="paragraph">
      <style:paragraph-properties fo:text-align="center" fo:margin-bottom="0.1388in" fo:line-height="115%"/>
    </style:style>
    <style:style style:name="T124" style:parent-style-name="DefaultParagraphFont" style:family="text">
      <style:text-properties style:font-name-asian="Calibri" style:font-name-complex="Calibri" fo:font-size="20pt" style:font-size-asian="20pt"/>
    </style:style>
    <style:style style:name="P125" style:parent-style-name="Normal" style:family="paragraph">
      <style:paragraph-properties fo:text-align="center" fo:margin-bottom="0.1388in" fo:line-height="115%"/>
    </style:style>
    <style:style style:name="T126" style:parent-style-name="DefaultParagraphFont" style:family="text">
      <style:text-properties style:font-name-asian="Calibri" style:font-name-complex="Calibri" fo:font-size="16pt" style:font-size-asian="16pt"/>
    </style:style>
    <style:style style:name="P127" style:parent-style-name="Normal" style:family="paragraph">
      <style:paragraph-properties fo:text-align="center" fo:margin-bottom="0.1388in" fo:line-height="115%"/>
    </style:style>
    <style:style style:name="T128" style:parent-style-name="DefaultParagraphFont" style:family="text">
      <style:text-properties style:font-name-asian="Calibri" style:font-name-complex="Calibri" fo:font-size="16pt" style:font-size-asian="16pt"/>
    </style:style>
    <style:style style:name="P129" style:parent-style-name="Normal" style:family="paragraph">
      <style:paragraph-properties fo:margin-bottom="0.1388in" fo:line-height="115%"/>
    </style:style>
    <style:style style:name="T130" style:parent-style-name="DefaultParagraphFont" style:family="text">
      <style:text-properties style:font-name-asian="Calibri" style:font-name-complex="Calibri" fo:font-size="12pt" style:font-size-asian="12pt"/>
    </style:style>
    <style:style style:name="P131" style:parent-style-name="Normal" style:family="paragraph">
      <style:paragraph-properties fo:margin-bottom="0.1388in"/>
    </style:style>
    <style:style style:name="P132" style:parent-style-name="Normal" style:family="paragraph">
      <style:paragraph-properties fo:margin-bottom="0.1388in"/>
    </style:style>
    <style:style style:name="P133" style:parent-style-name="Normal" style:family="paragraph">
      <style:paragraph-properties fo:margin-bottom="0.1388in"/>
    </style:style>
    <style:style style:name="T134" style:parent-style-name="DefaultParagraphFont" style:family="text">
      <style:text-properties style:font-name-asian="Calibri" style:font-name-complex="Calibri" fo:font-size="12pt" style:font-size-asian="12pt"/>
    </style:style>
    <style:style style:name="T135" style:parent-style-name="DefaultParagraphFont" style:family="text">
      <style:text-properties style:font-name-asian="Calibri" style:font-name-complex="Calibri" fo:font-size="12pt" style:font-size-asian="12pt"/>
    </style:style>
    <style:style style:name="P136" style:parent-style-name="Normal" style:family="paragraph">
      <style:paragraph-properties fo:margin-bottom="0.1388in"/>
    </style:style>
    <style:style style:name="P137" style:parent-style-name="Normal" style:family="paragraph">
      <style:paragraph-properties fo:margin-bottom="0.1388in"/>
    </style:style>
    <style:style style:name="T138" style:parent-style-name="DefaultParagraphFont" style:family="text">
      <style:text-properties style:font-name-asian="Calibri" style:font-name-complex="Calibri" fo:font-size="12pt" style:font-size-asian="12pt"/>
    </style:style>
    <style:style style:name="P139" style:parent-style-name="Normal" style:family="paragraph">
      <style:paragraph-properties fo:margin-bottom="0.1388in"/>
    </style:style>
    <style:style style:name="P140" style:parent-style-name="Normal" style:family="paragraph">
      <style:paragraph-properties fo:margin-bottom="0.1388in"/>
    </style:style>
    <style:style style:name="P141" style:parent-style-name="Normal" style:family="paragraph">
      <style:paragraph-properties fo:margin-bottom="0.1388in"/>
    </style:style>
    <style:style style:name="P142" style:parent-style-name="Normal" style:family="paragraph">
      <style:paragraph-properties fo:text-align="center" fo:margin-bottom="0.1388in"/>
    </style:style>
    <style:style style:name="T143" style:parent-style-name="DefaultParagraphFont" style:family="text">
      <style:text-properties style:font-name-asian="Calibri" style:font-name-complex="Calibri" fo:font-size="16pt" style:font-size-asian="16pt"/>
    </style:style>
    <style:style style:name="P144" style:parent-style-name="Normal" style:family="paragraph">
      <style:paragraph-properties fo:margin-bottom="0.1388in"/>
    </style:style>
    <style:style style:name="T145" style:parent-style-name="DefaultParagraphFont" style:family="text">
      <style:text-properties style:font-name-asian="Calibri" style:font-name-complex="Calibri" fo:font-size="12pt" style:font-size-asian="12pt"/>
    </style:style>
    <style:style style:name="T146" style:parent-style-name="DefaultParagraphFont" style:family="text">
      <style:text-properties style:font-name-asian="Calibri" style:font-name-complex="Calibri" fo:font-size="12pt" style:font-size-asian="12pt"/>
    </style:style>
    <style:style style:name="P147" style:parent-style-name="Normal" style:family="paragraph">
      <style:paragraph-properties fo:margin-bottom="0.1388in"/>
    </style:style>
    <style:style style:name="P148" style:parent-style-name="Normal" style:family="paragraph">
      <style:paragraph-properties fo:margin-bottom="0.1388in"/>
    </style:style>
    <style:style style:name="T149" style:parent-style-name="DefaultParagraphFont" style:family="text">
      <style:text-properties style:font-name-asian="Calibri" style:font-name-complex="Calibri" fo:font-size="12pt" style:font-size-asian="12pt"/>
    </style:style>
    <style:style style:name="P150" style:parent-style-name="Normal" style:family="paragraph">
      <style:paragraph-properties fo:margin-bottom="0.1388in"/>
    </style:style>
    <style:style style:name="T151" style:parent-style-name="DefaultParagraphFont" style:family="text">
      <style:text-properties style:font-name-asian="Calibri" style:font-name-complex="Calibri" fo:font-size="12pt" style:font-size-asian="12pt"/>
    </style:style>
    <style:style style:name="P152" style:parent-style-name="Normal" style:family="paragraph">
      <style:paragraph-properties fo:text-align="center" fo:margin-bottom="0.1388in"/>
    </style:style>
    <style:style style:name="T153" style:parent-style-name="DefaultParagraphFont" style:family="text">
      <style:text-properties style:font-name-asian="Calibri" style:font-name-complex="Calibri" fo:font-size="16pt" style:font-size-asian="16pt"/>
    </style:style>
    <style:style style:name="P154" style:parent-style-name="Normal" style:family="paragraph">
      <style:paragraph-properties fo:margin-bottom="0.1388in" fo:line-height="115%"/>
    </style:style>
    <style:style style:name="T155" style:parent-style-name="DefaultParagraphFont" style:family="text">
      <style:text-properties style:font-name-asian="Calibri" style:font-name-complex="Calibri"/>
    </style:style>
    <style:style style:name="T156" style:parent-style-name="DefaultParagraphFont" style:family="text">
      <style:text-properties style:font-name-asian="Calibri" style:font-name-complex="Calibri"/>
    </style:style>
    <style:style style:name="P157" style:parent-style-name="Normal" style:family="paragraph">
      <style:paragraph-properties fo:margin-bottom="0.1388in"/>
    </style:style>
    <style:style style:name="P158" style:parent-style-name="Normal" style:family="paragraph">
      <style:paragraph-properties fo:margin-bottom="0.1388in"/>
    </style:style>
    <style:style style:name="P159" style:parent-style-name="Normal" style:family="paragraph">
      <style:paragraph-properties fo:margin-bottom="0.1388in"/>
    </style:style>
    <style:style style:name="T160" style:parent-style-name="DefaultParagraphFont" style:family="text">
      <style:text-properties style:font-name-asian="Calibri" style:font-name-complex="Calibri" fo:font-size="12pt" style:font-size-asian="12pt"/>
    </style:style>
    <style:style style:name="T161" style:parent-style-name="DefaultParagraphFont" style:family="text">
      <style:text-properties style:font-name-asian="Calibri" style:font-name-complex="Calibri" fo:font-size="12pt" style:font-size-asian="12pt"/>
    </style:style>
    <style:style style:name="P162" style:parent-style-name="Normal" style:family="paragraph">
      <style:paragraph-properties fo:margin-bottom="0.1388in"/>
    </style:style>
    <style:style style:name="P163" style:parent-style-name="Normal" style:family="paragraph">
      <style:paragraph-properties fo:margin-bottom="0.1388in"/>
    </style:style>
    <style:style style:name="T164" style:parent-style-name="DefaultParagraphFont" style:family="text">
      <style:text-properties style:font-name-asian="Calibri" style:font-name-complex="Calibri" fo:font-size="12pt" style:font-size-asian="12pt"/>
    </style:style>
    <style:style style:name="T165" style:parent-style-name="DefaultParagraphFont" style:family="text">
      <style:text-properties style:font-name-asian="Calibri" style:font-name-complex="Calibri" fo:font-size="12pt" style:font-size-asian="12pt"/>
    </style:style>
    <style:style style:name="P166" style:parent-style-name="Normal" style:family="paragraph">
      <style:paragraph-properties fo:margin-bottom="0.1388in"/>
    </style:style>
    <style:style style:name="P167" style:parent-style-name="Normal" style:family="paragraph">
      <style:paragraph-properties fo:margin-bottom="0.1388in"/>
    </style:style>
    <style:style style:name="T168" style:parent-style-name="DefaultParagraphFont" style:family="text">
      <style:text-properties style:font-name-asian="Calibri" style:font-name-complex="Calibri" fo:font-size="12pt" style:font-size-asian="12pt"/>
    </style:style>
    <style:style style:name="P169" style:parent-style-name="Normal" style:family="paragraph">
      <style:paragraph-properties fo:margin-bottom="0.1388in"/>
    </style:style>
    <style:style style:name="P170" style:parent-style-name="Normal" style:family="paragraph">
      <style:paragraph-properties fo:margin-bottom="0.1388in"/>
    </style:style>
    <style:style style:name="P171" style:parent-style-name="Normal" style:family="paragraph">
      <style:paragraph-properties fo:text-align="center" fo:margin-bottom="0.1388in"/>
    </style:style>
    <style:style style:name="T172" style:parent-style-name="DefaultParagraphFont" style:family="text">
      <style:text-properties style:font-name-asian="Calibri" style:font-name-complex="Calibri" fo:font-size="16pt" style:font-size-asian="16pt"/>
    </style:style>
    <style:style style:name="P173" style:parent-style-name="Normal" style:family="paragraph">
      <style:paragraph-properties fo:margin-bottom="0.1388in"/>
    </style:style>
    <style:style style:name="T174" style:parent-style-name="DefaultParagraphFont" style:family="text">
      <style:text-properties style:font-name-asian="Calibri" style:font-name-complex="Calibri" fo:font-size="12pt" style:font-size-asian="12pt"/>
    </style:style>
    <style:style style:name="T175" style:parent-style-name="DefaultParagraphFont" style:family="text">
      <style:text-properties style:font-name-asian="Calibri" style:font-name-complex="Calibri" fo:font-size="12pt" style:font-size-asian="12pt"/>
    </style:style>
    <style:style style:name="T176" style:parent-style-name="DefaultParagraphFont" style:family="text">
      <style:text-properties style:font-name-asian="Calibri" style:font-name-complex="Calibri" fo:font-size="12pt" style:font-size-asian="12pt"/>
    </style:style>
    <style:style style:name="P177" style:parent-style-name="Normal" style:family="paragraph">
      <style:paragraph-properties fo:margin-bottom="0.1388in"/>
    </style:style>
    <style:style style:name="P178" style:parent-style-name="Normal" style:family="paragraph">
      <style:paragraph-properties fo:margin-bottom="0.1388in"/>
    </style:style>
    <style:style style:name="T179" style:parent-style-name="DefaultParagraphFont" style:family="text">
      <style:text-properties style:font-name-asian="Calibri" style:font-name-complex="Calibri" fo:font-size="12pt" style:font-size-asian="12pt"/>
    </style:style>
    <style:style style:name="T180" style:parent-style-name="DefaultParagraphFont" style:family="text">
      <style:text-properties style:font-name-asian="Calibri" style:font-name-complex="Calibri" fo:font-size="12pt" style:font-size-asian="12pt"/>
    </style:style>
    <style:style style:name="P181" style:parent-style-name="Normal" style:family="paragraph">
      <style:paragraph-properties fo:text-align="center" fo:margin-bottom="0.1388in"/>
    </style:style>
    <style:style style:name="T182" style:parent-style-name="DefaultParagraphFont" style:family="text">
      <style:text-properties style:font-name-asian="Calibri" style:font-name-complex="Calibri" fo:font-size="16pt" style:font-size-asian="16pt"/>
    </style:style>
    <style:style style:name="P183" style:parent-style-name="Normal" style:family="paragraph">
      <style:paragraph-properties fo:margin-bottom="0.1388in"/>
    </style:style>
    <style:style style:name="T184" style:parent-style-name="DefaultParagraphFont" style:family="text">
      <style:text-properties style:font-name-asian="Calibri" style:font-name-complex="Calibri" fo:font-size="12pt" style:font-size-asian="12pt"/>
    </style:style>
    <style:style style:name="P185" style:parent-style-name="Normal" style:family="paragraph">
      <style:paragraph-properties fo:margin-bottom="0.1388in"/>
    </style:style>
    <style:style style:name="P186" style:parent-style-name="Normal" style:family="paragraph">
      <style:paragraph-properties fo:margin-bottom="0.1388in"/>
    </style:style>
    <style:style style:name="T187" style:parent-style-name="DefaultParagraphFont" style:family="text">
      <style:text-properties style:font-name-asian="Calibri" style:font-name-complex="Calibri" fo:font-size="12pt" style:font-size-asian="12pt"/>
    </style:style>
    <style:style style:name="P188" style:parent-style-name="Normal" style:family="paragraph">
      <style:paragraph-properties fo:text-align="center" fo:margin-bottom="0.1388in"/>
    </style:style>
    <style:style style:name="T189" style:parent-style-name="DefaultParagraphFont" style:family="text">
      <style:text-properties style:font-name-asian="Calibri" style:font-name-complex="Calibri" fo:font-size="12pt" style:font-size-asian="12pt"/>
    </style:style>
    <style:style style:name="T190" style:parent-style-name="DefaultParagraphFont" style:family="text">
      <style:text-properties style:font-name-asian="Calibri" style:font-name-complex="Calibri" fo:font-size="16pt" style:font-size-asian="16pt"/>
    </style:style>
    <style:style style:name="T191" style:parent-style-name="DefaultParagraphFont" style:family="text">
      <style:text-properties style:font-name-asian="Calibri" style:font-name-complex="Calibri" fo:font-size="16pt" style:font-size-asian="16pt"/>
    </style:style>
    <style:style style:name="P192" style:parent-style-name="Normal" style:family="paragraph">
      <style:paragraph-properties fo:margin-bottom="0.1388in"/>
    </style:style>
    <style:style style:name="T193" style:parent-style-name="DefaultParagraphFont" style:family="text">
      <style:text-properties style:font-name-asian="Calibri" style:font-name-complex="Calibri" fo:font-size="12pt" style:font-size-asian="12pt"/>
    </style:style>
    <style:style style:name="T194" style:parent-style-name="DefaultParagraphFont" style:family="text">
      <style:text-properties style:font-name-asian="Calibri" style:font-name-complex="Calibri" fo:font-size="12pt" style:font-size-asian="12pt"/>
    </style:style>
    <style:style style:name="P195" style:parent-style-name="Normal" style:family="paragraph">
      <style:paragraph-properties fo:margin-bottom="0.1388in"/>
    </style:style>
    <style:style style:name="P196" style:parent-style-name="Normal" style:family="paragraph">
      <style:paragraph-properties fo:margin-bottom="0.1388in"/>
    </style:style>
    <style:style style:name="P197" style:parent-style-name="Normal" style:family="paragraph">
      <style:paragraph-properties fo:margin-bottom="0.1388in"/>
    </style:style>
    <style:style style:name="P198" style:parent-style-name="Normal" style:family="paragraph">
      <style:paragraph-properties fo:margin-bottom="0.1388in"/>
    </style:style>
    <style:style style:name="P199" style:parent-style-name="Normal" style:family="paragraph">
      <style:paragraph-properties fo:margin-bottom="0.1388in"/>
    </style:style>
    <style:style style:name="P200" style:parent-style-name="Normal" style:family="paragraph">
      <style:paragraph-properties fo:text-align="center" fo:margin-bottom="0.1388in"/>
    </style:style>
    <style:style style:name="T201" style:parent-style-name="DefaultParagraphFont" style:family="text">
      <style:text-properties style:font-name-asian="Calibri" style:font-name-complex="Calibri" fo:font-size="12pt" style:font-size-asian="12pt"/>
    </style:style>
    <style:style style:name="T202" style:parent-style-name="DefaultParagraphFont" style:family="text">
      <style:text-properties style:font-name-asian="Calibri" style:font-name-complex="Calibri" fo:font-size="16pt" style:font-size-asian="16pt"/>
    </style:style>
    <style:style style:name="P203" style:parent-style-name="Normal" style:family="paragraph">
      <style:paragraph-properties fo:margin-bottom="0.1388in"/>
    </style:style>
    <style:style style:name="T204" style:parent-style-name="DefaultParagraphFont" style:family="text">
      <style:text-properties style:font-name-asian="Calibri" style:font-name-complex="Calibri" fo:font-size="12pt" style:font-size-asian="12pt"/>
    </style:style>
    <style:style style:name="T205" style:parent-style-name="DefaultParagraphFont" style:family="text">
      <style:text-properties style:font-name-asian="Calibri" style:font-name-complex="Calibri" fo:font-size="12pt" style:font-size-asian="12pt"/>
    </style:style>
    <style:style style:name="T206" style:parent-style-name="DefaultParagraphFont" style:family="text">
      <style:text-properties style:font-name-asian="Calibri" style:font-name-complex="Calibri" fo:font-size="12pt" style:font-size-asian="12pt"/>
    </style:style>
    <style:style style:name="T207" style:parent-style-name="DefaultParagraphFont" style:family="text">
      <style:text-properties style:font-name-asian="Calibri" style:font-name-complex="Calibri" fo:font-size="12pt" style:font-size-asian="12pt"/>
    </style:style>
    <style:style style:name="P208" style:parent-style-name="Normal" style:family="paragraph">
      <style:paragraph-properties fo:margin-bottom="0.1388in"/>
    </style:style>
    <style:style style:name="P209" style:parent-style-name="Normal" style:family="paragraph">
      <style:paragraph-properties fo:margin-bottom="0.1388in"/>
    </style:style>
    <style:style style:name="T210" style:parent-style-name="DefaultParagraphFont" style:family="text">
      <style:text-properties style:font-name-asian="Calibri" style:font-name-complex="Calibri" fo:font-size="12pt" style:font-size-asian="12pt"/>
    </style:style>
    <style:style style:name="P211" style:parent-style-name="Normal" style:family="paragraph">
      <style:paragraph-properties fo:margin-bottom="0.1388in"/>
    </style:style>
    <style:style style:name="P212" style:parent-style-name="Normal" style:family="paragraph">
      <style:paragraph-properties fo:margin-bottom="0.1388in"/>
    </style:style>
    <style:style style:name="P213" style:parent-style-name="Normal" style:family="paragraph">
      <style:paragraph-properties fo:margin-bottom="0.1388in"/>
    </style:style>
    <style:style style:name="P214" style:parent-style-name="Normal" style:family="paragraph">
      <style:paragraph-properties fo:margin-bottom="0.1388in"/>
    </style:style>
    <style:style style:name="P215" style:parent-style-name="Normal" style:family="paragraph">
      <style:paragraph-properties fo:text-align="center" fo:margin-bottom="0.1388in" fo:line-height="115%"/>
      <style:text-properties style:font-name-asian="Calibri" style:font-name-complex="Calibri" fo:font-size="20pt" style:font-size-asian="20pt"/>
    </style:style>
    <style:style style:name="P216" style:parent-style-name="Normal" style:family="paragraph">
      <style:paragraph-properties fo:margin-bottom="0.1388in" fo:line-height="115%"/>
      <style:text-properties fo:language="sr" fo:country="CS"/>
    </style:style>
    <style:style style:name="P217" style:parent-style-name="Normal" style:family="paragraph">
      <style:paragraph-properties fo:margin-bottom="0.1388in" fo:line-height="115%"/>
      <style:text-properties fo:language="sr" fo:country="CS"/>
    </style:style>
    <style:style style:name="P218" style:parent-style-name="Normal" style:family="paragraph">
      <style:paragraph-properties fo:margin-bottom="0.1388in"/>
    </style:style>
    <style:style style:name="P219" style:parent-style-name="Normal" style:family="paragraph">
      <style:paragraph-properties fo:margin-bottom="0.1388in" fo:line-height="115%"/>
    </style:style>
    <style:style style:name="P220" style:parent-style-name="Normal" style:family="paragraph">
      <style:paragraph-properties fo:margin-bottom="0.1388in" fo:line-height="115%"/>
    </style:style>
    <style:style style:name="P221" style:parent-style-name="Normal" style:family="paragraph">
      <style:paragraph-properties fo:margin-bottom="0.1388in" fo:line-height="115%"/>
    </style:style>
    <style:style style:name="P222" style:parent-style-name="Normal" style:family="paragraph">
      <style:paragraph-properties fo:margin-bottom="0.1388in" fo:line-height="115%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arpooling aplikacija</text:span></text:p>
      <text:p text:style-name="P3"/>
      <text:p text:style-name="P4"><text:span text:style-name="T5">1. Uvod</text:span></text:p>
      <text:p text:style-name="P6"/>
      <text:p text:style-name="P7"><text:span text:style-name="T8"><text:tab/>Singidunum Carpooling aplikacija služi povezivanju vozača i putnika. Ona pruža mogućnost registracije putnika ili vozača i dalje kreiranje zahteva za novim vožnjama od strane putnika ili kreiranje novih vožnji i<text:s/></text:span><text:span text:style-name="T9">prihvatanja zahteva od strane vozača. Korisnik može u svakom trenutku da promeni svoju ulogu, tako da korisnik koji je bio putnik postane vozač ili obrnuto.</text:span></text:p>
      <text:p text:style-name="P10"><text:span text:style-name="T11"><text:tab/></text:span></text:p>
      <text:p text:style-name="P12"><text:span text:style-name="T13">2. Arhitektura aplikacije</text:span></text:p>
      <text:p text:style-name="P14"/>
      <text:p text:style-name="P15"><text:span text:style-name="T16"><text:tab/>Aplikacija je izgrađena na MVC arhitekturi uz pomoć AngularJS okvira.</text:span><text:span text:style-name="T17"><text:s/>S obzirom da se radi o MVC arhitekturi, svaka komponenta ima svoj model koji je odgovoran za podatke, html/css interfejs koji služi za prikaz i controller koji povezuje ova dva dela.</text:span></text:p>
      <text:p text:style-name="P18"><text:span text:style-name="T19">2.1 Moduli aplikacije</text:span></text:p>
      <text:p text:style-name="P20"><text:span text:style-name="T21"><text:tab/>Prvi modul u aplikaciji je koreni<text:s/></text:span><text:span text:style-name="T22">app<text:s/></text:span><text:span text:style-name="T23">modul. Ovaj</text:span><text:span text:style-name="T24"><text:s/>modul importuje sve module i</text:span><text:span text:style-name="T25"><text:s/>komponente za korišćenje od st</text:span><text:span text:style-name="T26">r</text:span><text:span text:style-name="T27">a</text:span><text:span text:style-name="T28">ne app komponente.</text:span></text:p>
      <text:p text:style-name="P29"><text:span text:style-name="T30"><text:tab/>Pored app modula, tu je i<text:s/></text:span><text:span text:style-name="T31">material<text:s/></text:span><text:span text:style-name="T32">modul koji iz @angular/material biblioteke importuje sve elemente koji će u aplikaciji biti upotrebljeni u korisničkom interfejsu.</text:span></text:p>
      <text:p text:style-name="P33"><text:span text:style-name="T34"><text:tab/>Posledn</text:span><text:span text:style-name="T35">ji,<text:s/></text:span><text:span text:style-name="T36">routing<text:s/></text:span><text:span text:style-name="T37">modul, služi za rutiranje komponenti kroz aplikaciju. Putanje koje ovaj modul kreira su: signup, login, profile, new-ride, all-rides i notifications. Za svaku putanju importuje odgovarajuću komponentu.</text:span></text:p>
      <text:p text:style-name="P38"><text:span text:style-name="T39">2.2 Servisi aplikacije</text:span></text:p>
      <text:p text:style-name="P40"><text:span text:style-name="T41"><text:tab/>Ova aplikacija se<text:s/></text:span><text:span text:style-name="T42">sastoji iz dva servisa: user i ride. Ova dva servisa sadrže funkcije za prikupljanje podataka iz json fajlova u kojima se čuvaju i metode za obradu tih podataka. Servisi se injektuju kao zavisnosti u lokalne ili neke udaljene komponente iz drugih foldera.</text:span></text:p>
      <text:soft-page-break/>
      <text:p text:style-name="P43"><text:span text:style-name="T44"><text:tab/></text:span><text:span text:style-name="T45">User servis<text:s/></text:span><text:span text:style-name="T46">obrađuje podatke iz json fajlova comments, rates i users. Sadrži tri interfejsa koji uzimaji podatke iz json fajlova: User, Comment i Rating. Oni se smeštaju u liste listOfUsers, listOfComments i listOfRatings uz pomoć metode getJSONdata(). Se</text:span><text:span text:style-name="T47">rvis sadrži i metode za prikaz odgovarajućeg profila korisnika, registrovanje korisnika, proveru mejla i logovanja, dohvatanje komentara za određenog korisnika, dohvatanje imena i ocene po id-ju i metodu za dodavanje komentara. Pored ovih metoda, tu je i m</text:span><text:span text:style-name="T48">etoda koja vraća listu svih korisnika i metoda koja vraća korisnika koji je trenutno ulogovan.</text:span></text:p>
      <text:p text:style-name="P49"><text:span text:style-name="T50"><text:tab/></text:span><text:span text:style-name="T51">Ride servis<text:s/></text:span><text:span text:style-name="T52">uzima podatke iz json fajla rides koji čuva podatke o vožnjama. Sadrži interfejs Ride koji predstavlja konkretnu vožnju i u metodi getJSONdata() uzi</text:span><text:span text:style-name="T53">ma podatke iz fajla rides.json i uz pomoć njih kreira novu vožnju koju smešta u listu rides. Kasa RideService sadrži i metode getRides koju vraća listu svih vožnji, createRide koja kreira novu vožnju i smešta je u listu rides, getDriverById koja poziva Use</text:span><text:span text:style-name="T54">rService klasu da bi pronašla vozača sa zadatim id-jem, getRideById koja u listi rides pronalazi određenu vožnju sa unetim id-jem i metodu removeRide koja uklanja vožnju iz liste.</text:span></text:p>
      <text:p text:style-name="P55"><text:span text:style-name="T56">2. 3 Komponente aplikacije</text:span></text:p>
      <text:p text:style-name="P57"><text:span text:style-name="T58">App komponenta<text:s/></text:span><text:span text:style-name="T59">- glavna glavna(root) komponenta a</text:span><text:span text:style-name="T60">plikacije.</text:span></text:p>
      <text:p text:style-name="P61"><text:span text:style-name="T62">Login komponenta<text:s/></text:span><text:span text:style-name="T63">- komponenta koja služi za logovanje korisnika.</text:span></text:p>
      <text:p text:style-name="P64"><text:span text:style-name="T65">Failed-login komponenta</text:span><text:span text:style-name="T66"><text:s/>- komponenta koja izbacuje dijalog u slučaju pogrešno unetog korisničkog imena ili lozinke.</text:span></text:p>
      <text:p text:style-name="P67"><text:span text:style-name="T68">Profile komponenta</text:span><text:span text:style-name="T69"><text:s/>- komponenta koja služi za prikazivanje<text:s/></text:span><text:span text:style-name="T70">profila korisnika(vozača ili putnika)</text:span></text:p>
      <text:p text:style-name="P71"><text:span text:style-name="T72">Signup komponenta -<text:s/></text:span><text:span text:style-name="T73">komponenta koja služi za registrovanje korisnika</text:span></text:p>
      <text:p text:style-name="P74"><text:span text:style-name="T75">Fail komponenta</text:span><text:span text:style-name="T76"><text:s/>- prikazuje dijalog u slučaju da uneti mejl već postoji</text:span></text:p>
      <text:p text:style-name="P77"><text:span text:style-name="T78">Success komponenta</text:span><text:span text:style-name="T79"><text:s/>- prikazuje dijalog u slučaju da se korisnik uspešno prija</text:span><text:span text:style-name="T80">vio</text:span></text:p>
      <text:p text:style-name="P81"><text:span text:style-name="T82">Tos komponenta</text:span><text:span text:style-name="T83"><text:s/>- prikazuje dijalog za uslove korišćenja</text:span></text:p>
      <text:p text:style-name="P84"><text:span text:style-name="T85">Approved komponenta</text:span><text:span text:style-name="T86"><text:s/>- služi za prikaz tabele svih odobrenih vožnji trenutno ulogovanog korisnika</text:span></text:p>
      <text:p text:style-name="P87"><text:span text:style-name="T88">Completed-rides komponenta</text:span><text:span text:style-name="T89"><text:s/>- prikazuje vožnje koje su završene. Ako je trenutno ulogovani korisnik<text:s/></text:span><text:span text:style-name="T90">putnik, onda prikazuje samo vožnje gde je korisnik bio vožen, a ako je vozač, onda prikazuje samo vožnje gde je vozio.</text:span></text:p>
      <text:p text:style-name="P91"><text:span text:style-name="T92">Rate komponenta</text:span><text:span text:style-name="T93"><text:s/>- služi za ocenjivanje vožnje.</text:span></text:p>
      <text:soft-page-break/>
      <text:p text:style-name="P94"><text:span text:style-name="T95">Recieved-requests komponenta</text:span><text:span text:style-name="T96"><text:s/>- prikazuje pristigle zahteve za vožnjom na koje još nije odg</text:span><text:span text:style-name="T97">ovoreno.</text:span></text:p>
      <text:p text:style-name="P98"><text:span text:style-name="T99">Requests komponenta</text:span><text:span text:style-name="T100"><text:s/>- prikazuje poslate, primljene, prihvaćene zahteve za vožnjom i završene vožnje.</text:span></text:p>
      <text:p text:style-name="P101"><text:span text:style-name="T102">Sent-requests komponenta<text:s/></text:span><text:span text:style-name="T103">- prikazuje sve poslate zahteve za vožnjom od strane trenutno prijavljenog korisnika.</text:span></text:p>
      <text:p text:style-name="P104"><text:span text:style-name="T105">All-rides komponenta</text:span><text:span text:style-name="T106"><text:s/>- prikazuje sv</text:span><text:span text:style-name="T107">e vožnje trenutnog korisnika.</text:span></text:p>
      <text:p text:style-name="P108"><text:span text:style-name="T109">Edit-ride komponenta</text:span><text:span text:style-name="T110"><text:s/>- služi za editovanje vožnje</text:span></text:p>
      <text:p text:style-name="P111"><text:span text:style-name="T112">New-ride komponenta</text:span><text:span text:style-name="T113"><text:s/>- služi za kreiranje nove vožnje.</text:span></text:p>
      <text:p text:style-name="P114"><text:span text:style-name="T115">Request-ride komponenta<text:s/></text:span><text:span text:style-name="T116">- prikazuje se kada se kreira zahtev za novom vožnjom.</text:span></text:p>
      <text:p text:style-name="P117"><text:span text:style-name="T118">Welcome komponenta</text:span><text:span text:style-name="T119"><text:s/>- prikazuje početnu stra</text:span><text:span text:style-name="T120">nu.</text:span></text:p>
      <text:p text:style-name="P121"><text:span text:style-name="T122"><text:s/></text:span></text:p>
      <text:p text:style-name="P123"><text:span text:style-name="T124">3. Funkcionalnosti aplikacije</text:span></text:p>
      <text:p text:style-name="P125"><text:span text:style-name="T126"><text:tab/></text:span></text:p>
      <text:p text:style-name="P127"><text:span text:style-name="T128">3.1 Registrovanje novog korisnika</text:span></text:p>
      <text:p text:style-name="P129"><text:span text:style-name="T130">Pri odabiru opcije "register" u glavnom meniju, prikazuje se forma registraciju novog korisnika:</text:span></text:p>
      <text:p text:style-name="P131"><draw:frame draw:z-index="251658240" draw:id="id0" draw:style-name="a0" draw:name="Object 1" text:anchor-type="as-char" svg:x="0in" svg:y="0in" svg:width="6in" svg:height="2.8347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P132"><draw:frame draw:z-index="251658240" draw:id="id1" draw:style-name="a1" draw:name="Object 2" text:anchor-type="as-char" svg:x="0in" svg:y="0in" svg:width="5.96528in" svg:height="1.42639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desc/></draw:frame></text:p>
      <text:p text:style-name="P133"><text:span text:style-name="T134">Ako su svi podati uneti pravilno,</text:span><text:span text:style-name="T135"><text:s/>korisnik se uspešno registruje.</text:span></text:p>
      <text:p text:style-name="P136"/>
      <text:p text:style-name="P137"><text:span text:style-name="T138">Nakon što se korisnik registruje ili uloguje, prikazuje mu se Home screen:</text:span></text:p>
      <text:p text:style-name="P139"><draw:frame draw:z-index="251658240" draw:id="id2" draw:style-name="a2" draw:name="Object 3" text:anchor-type="as-char" svg:x="0in" svg:y="0in" svg:width="6.00903in" svg:height="2.90417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desc/></draw:frame></text:p>
      <text:p text:style-name="P140"/>
      <text:p text:style-name="P141"/>
      <text:p text:style-name="P142"><text:span text:style-name="T143">3.2 Logovanje korisnika</text:span></text:p>
      <text:p text:style-name="P144"><text:span text:style-name="T145">Nakon odabira opcije "Log in" u glavnom meniju aplikacije, na ekranu se prikazuje forma za log</text:span><text:span text:style-name="T146">ovanje korisnika:</text:span></text:p>
      <text:p text:style-name="P147"><draw:frame draw:z-index="251658240" draw:id="id3" draw:style-name="a3" draw:name="Object 4" text:anchor-type="as-char" svg:x="0in" svg:y="0in" svg:width="6.14792in" svg:height="1.8958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desc/></draw:frame></text:p>
      <text:p text:style-name="P148"><text:span text:style-name="T149">Ako je trenutno ulogovani korisnik vozač, nakon uspešnog logovanja prikazuje mu se</text:span></text:p>
      <text:p text:style-name="P150"><text:span text:style-name="T151">meni sa opcijama: home, action, new ride, rides i dugme sa opcijama za nalog.</text:span></text:p>
      <text:p text:style-name="P152"><text:span text:style-name="T153">3.3 Prikaz akcija</text:span></text:p>
      <text:p text:style-name="P154"><text:span text:style-name="T155">Ukoliko korisnik izabere opciju</text:span><text:span text:style-name="T156"><text:s/>"Actions", prikazuje mu se jedan podmeni u kome se mogu pogledati zahtevi koje je korisnik poslao, primio, zahtevi koji su mu odobreni i završene vožnje:</text:span></text:p>
      <text:p text:style-name="P157"><draw:frame draw:z-index="251658240" draw:id="id4" draw:style-name="a4" draw:name="Object 5" text:anchor-type="as-char" svg:x="0in" svg:y="0in" svg:width="5.99097in" svg:height="2.98264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desc/></draw:frame></text:p>
      <text:p text:style-name="P158"/>
      <text:p text:style-name="P159"><text:span text:style-name="T160">Ako je trenutni korisnik vozač, onda mu se u finished rides prikazuju vož</text:span><text:span text:style-name="T161">nje koje je odvezao, a ako je putnik, prikazuju mu se vožnje u kojima je bio vožen. Dodatno, ukoliko se izabere opcija za prikaz završenih vožnji, prikazaće se i opcija za ocenu vožnje:</text:span></text:p>
      <text:p text:style-name="P162"><draw:frame draw:z-index="251658240" draw:id="id5" draw:style-name="a5" draw:name="Object 6" text:anchor-type="as-char" svg:x="0in" svg:y="0in" svg:width="6in" svg:height="2.01736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desc/></draw:frame></text:p>
      <text:p text:style-name="P163"><text:span text:style-name="T164">U slučaju da je prijavljeni korisnik vozač,</text:span><text:span text:style-name="T165"><text:s/>onda on ocenjuje putnike:</text:span></text:p>
      <text:p text:style-name="P166"><draw:frame draw:z-index="251658240" draw:id="id6" draw:style-name="a6" draw:name="Object 7" text:anchor-type="as-char" svg:x="0in" svg:y="0in" svg:width="6.00903in" svg:height="2.29583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desc/></draw:frame></text:p>
      <text:p text:style-name="P167"><text:span text:style-name="T168">Ako je prijavljeni korisnik putnik, on ocenjuje vozača:<text:s/></text:span></text:p>
      <text:p text:style-name="P169"><draw:frame draw:z-index="251658240" draw:id="id7" draw:style-name="a7" draw:name="Object 8" text:anchor-type="as-char" svg:x="0in" svg:y="0in" svg:width="6in" svg:height="2.27847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desc/></draw:frame></text:p>
      <text:p text:style-name="P170"/>
      <text:p text:style-name="P171"><text:span text:style-name="T172">3.4. Kreiranje nove vožnje</text:span></text:p>
      <text:p text:style-name="P173"><text:span text:style-name="T174">Ukoliko se izabere opcija "New ride" iz glavnog menija, korisniku će biti prikazana forma<text:s/></text:span><text:span text:style-name="T175">u kojoj će morati da unese ime vožnje, mesto polaska i krajnju destinaciju, vreme polaska i maksimalan<text:s/></text:span><text:soft-page-break/><text:span text:style-name="T176">broj putnika:</text:span></text:p>
      <text:p text:style-name="P177"><draw:frame draw:z-index="251658240" draw:id="id8" draw:style-name="a8" draw:name="Object 9" text:anchor-type="as-char" svg:x="0in" svg:y="0in" svg:width="6.00903in" svg:height="2.90417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desc/></draw:frame></text:p>
      <text:p text:style-name="P178"><text:span text:style-name="T179">Nakon pravilnog unosa svih podataka i klika na dugme "create a ride", kreira se nova vožnja i dodaje se u spisak</text:span><text:span text:style-name="T180"><text:s/>svih vožnji.</text:span></text:p>
      <text:p text:style-name="P181"><text:span text:style-name="T182">3.5 Spisak vožnji</text:span></text:p>
      <text:p text:style-name="P183"><text:span text:style-name="T184">Pri odabiru opcije "Rides" iz glavnog menija, prikazuje se spisak svih vožnji:</text:span></text:p>
      <text:p text:style-name="P185"><draw:frame draw:z-index="251658240" draw:id="id9" draw:style-name="a9" draw:name="Object 10" text:anchor-type="as-char" svg:x="0in" svg:y="0in" svg:width="5.79097in" svg:height="2.79097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desc/></draw:frame></text:p>
      <text:p text:style-name="P186"><text:span text:style-name="T187">Korisnik može da ukloni vožnju iz spiska, edituje, otkaže ili startuje ukoliko još uvek nije startovana.</text:span></text:p>
      <text:p text:style-name="P188"><text:span text:style-name="T189"><text:tab/></text:span><text:span text:style-name="T190">3.6 Editovan</text:span><text:span text:style-name="T191">je vožnje</text:span></text:p>
      <text:p text:style-name="P192"><text:span text:style-name="T193">Ako se izabere op</text:span><text:span text:style-name="T194">cija za editovanje vožnje, korisniku se prikazuje dijalog u kom može da unese sve parametre vožnje koje želi da izmeni:</text:span></text:p>
      <text:p text:style-name="P195"><draw:frame draw:z-index="251658240" draw:id="id10" draw:style-name="a10" draw:name="Object 11" text:anchor-type="as-char" svg:x="0in" svg:y="0in" svg:width="6in" svg:height="2.31319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desc/></draw:frame></text:p>
      <text:p text:style-name="P196"><draw:frame draw:z-index="251658240" draw:id="id11" draw:style-name="a11" draw:name="Object 12" text:anchor-type="as-char" svg:x="0in" svg:y="0in" svg:width="6.00903in" svg:height="0.77361in" style:rel-width="scale" style:rel-height="scale"><draw:object-ole draw:class-id="00000315-0000-0000-C000-000000000046" xlink:href="Object 12" xlink:type="simple" xlink:show="embed" xlink:actuate="onLoad"/><draw:image xlink:href="ObjectReplacements/Object 12" xlink:type="simple" xlink:show="embed" xlink:actuate="onLoad"/><svg:desc/></draw:frame></text:p>
      <text:p text:style-name="P197"/>
      <text:p text:style-name="P198"/>
      <text:p text:style-name="P199"/>
      <text:p text:style-name="P200"><text:span text:style-name="T201"><text:tab/></text:span><text:span text:style-name="T202">3.7 Profil korisnika</text:span></text:p>
      <text:p text:style-name="P203"><text:span text:style-name="T204">Ako korisnik ide na opciju<text:s/></text:span><text:span text:style-name="T205">"M</text:span><text:span text:style-name="T206">y P</text:span><text:span text:style-name="T207">rofile", prikazuju se svi njegovi detalji:</text:span></text:p>
      <text:p text:style-name="P208"><draw:frame draw:z-index="251658240" draw:id="id12" draw:style-name="a12" draw:name="Object 13" text:anchor-type="as-char" svg:x="0in" svg:y="0in" svg:width="5.99097in" svg:height="2.93056in" style:rel-width="scale" style:rel-height="scale"><draw:object-ole draw:class-id="00000315-0000-0000-C000-000000000046" xlink:href="Object 13" xlink:type="simple" xlink:show="embed" xlink:actuate="onLoad"/><draw:image xlink:href="ObjectReplacements/Object 13" xlink:type="simple" xlink:show="embed" xlink:actuate="onLoad"/><svg:desc/></draw:frame></text:p>
      <text:p text:style-name="P209"><text:span text:style-name="T210">Nakon odabira opcije za editovanje profila, prikazuje se forma za promenu podataka korisnika:</text:span></text:p>
      <text:p text:style-name="P211"><draw:frame draw:z-index="251658240" draw:id="id13" draw:style-name="a13" draw:name="Object 14" text:anchor-type="as-char" svg:x="0in" svg:y="0in" svg:width="5.95625in" svg:height="2.79097in" style:rel-width="scale" style:rel-height="scale"><draw:object-ole draw:class-id="00000315-0000-0000-C000-000000000046" xlink:href="Object 14" xlink:type="simple" xlink:show="embed" xlink:actuate="onLoad"/><draw:image xlink:href="ObjectReplacements/Object 14" xlink:type="simple" xlink:show="embed" xlink:actuate="onLoad"/><svg:desc/></draw:frame></text:p>
      <text:p text:style-name="P212"><draw:frame draw:z-index="251658240" draw:id="id14" draw:style-name="a14" draw:name="Object 15" text:anchor-type="as-char" svg:x="0in" svg:y="0in" svg:width="6in" svg:height="1.54792in" style:rel-width="scale" style:rel-height="scale"><draw:object-ole draw:class-id="00000315-0000-0000-C000-000000000046" xlink:href="Object 15" xlink:type="simple" xlink:show="embed" xlink:actuate="onLoad"/><draw:image xlink:href="ObjectReplacements/Object 15" xlink:type="simple" xlink:show="embed" xlink:actuate="onLoad"/><svg:desc/></draw:frame></text:p>
      <text:p text:style-name="P213"/>
      <text:p text:style-name="P214"/>
      <text:p text:style-name="P215">4. Zaključak</text:p>
      <text:p text:style-name="P216">Ova aplikacija može biti izuzetno korisna za studente jednog univerziteta. Uz neke dodatne funkcionalnosti poput prikaza najbližih vozača ili najboljih vozača po ocenama korisnika, <text:s/>kao i za vozače koje korisnike je najisplativije da poveze u zavisnosti od njihove adrese ali i ocene.<text:s/></text:p>
      <text:p text:style-name="P217">Takođe u aplikaciji su moguće dodatne tehničke optimizacije radi redukcije vremenske i prostorne složenosti kao smanjenja određenih zavisnosti među<text:s/>komponentama i servisima.</text:p>
      <text:p text:style-name="P218"/>
      <text:p text:style-name="P219"/>
      <text:p text:style-name="P220"/>
      <text:p text:style-name="P221"/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Korisnik</dc:creator>
    <meta:creation-date>2019-07-11T17:42:00Z</meta:creation-date>
    <dc:date>2019-07-11T18:01:00Z</dc:date>
    <meta:template xlink:href="Normal" xlink:type="simple"/>
    <meta:editing-cycles>3</meta:editing-cycles>
    <meta:editing-duration>PT1140S</meta:editing-duration>
    <meta:document-statistic meta:page-count="9" meta:paragraph-count="14" meta:word-count="1095" meta:character-count="7325" meta:row-count="52" meta:non-whitespace-character-count="6244"/>
  </office:meta>
</office:document-meta>
</file>